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>
      <style:text-properties style:text-underline-style="none" fo:font-weight="normal" style:font-weight-asian="normal" style:font-weight-complex="normal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style:text-underline-style="none" style:font-style-asian="normal" style:font-style-complex="normal"/>
    </style:style>
    <style:style style:name="P8" style:family="paragraph" style:parent-style-name="Text_20_body">
      <style:text-properties style:font-name="Times New Roman" fo:font-size="12pt" style:text-underline-style="none" style:font-size-asian="12pt" style:font-size-complex="12pt"/>
    </style:style>
    <style:style style:name="P9" style:family="paragraph" style:parent-style-name="Standard">
      <style:paragraph-properties fo:margin-top="0mm" fo:margin-bottom="0mm"/>
      <style:text-properties fo:font-size="2pt" style:font-size-asian="2pt" style:font-size-complex="2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size="12pt" style:font-size-asian="12pt" style:font-size-complex="12pt"/>
    </style:style>
    <style:style style:name="P12" style:family="paragraph" style:parent-style-name="Contents_20_2">
      <style:paragraph-properties>
        <style:tab-stops>
          <style:tab-stop style:position="155.01mm" style:type="right" style:leader-style="dotted" style:leader-text="."/>
        </style:tab-stops>
      </style:paragraph-properties>
    </style:style>
    <style:style style:name="P13" style:family="paragraph" style:parent-style-name="seznam_20_literatury">
      <style:text-properties style:font-name="Times New Roman" fo:font-size="10pt" style:font-size-asian="10pt" style:font-size-complex="10pt"/>
    </style:style>
    <style:style style:name="P14" style:family="paragraph" style:parent-style-name="seznam_20_literatury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5" style:family="paragraph" style:parent-style-name="Contents_20_4">
      <style:paragraph-properties>
        <style:tab-stops>
          <style:tab-stop style:position="145.03m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50.02mm" style:type="right" style:leader-style="dotted" style:leader-text="."/>
        </style:tab-stops>
      </style:paragraph-properties>
    </style:style>
    <style:style style:name="P17" style:family="paragraph" style:parent-style-name="Footnote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ize-complex="12pt"/>
    </style:style>
    <style:style style:name="P18" style:family="paragraph" style:parent-style-name="Text_20_body" style:list-style-name="">
      <style:paragraph-properties fo:margin-left="0mm" fo:margin-right="0mm" fo:text-indent="0mm" style:auto-text-indent="false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fo:font-style="normal" style:text-underline-style="none" style:font-style-asian="normal" style:font-style-complex="normal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3">
      <style:text-properties style:text-underline-style="none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Contents_20_1">
      <style:paragraph-properties>
        <style:tab-stops>
          <style:tab-stop style:position="159mm" style:type="right" style:leader-style="dotted" style:leader-text="."/>
        </style:tab-stops>
      </style:paragraph-properties>
    </style:style>
    <style:style style:name="P25" style:family="paragraph" style:parent-style-name="Heading_20_4">
      <style:text-properties style:text-underline-style="none"/>
    </style:style>
    <style:style style:name="P26" style:family="paragraph" style:parent-style-name="List_20_1">
      <style:text-properties fo:font-weight="normal" style:font-weight-asian="normal" style:font-weight-complex="normal"/>
    </style:style>
    <style:style style:name="P27" style:family="paragraph" style:parent-style-name="List_20_1">
      <style:text-properties style:text-underline-style="none"/>
    </style:style>
    <style:style style:name="P28" style:family="paragraph" style:parent-style-name="List_20_1">
      <style:text-properties style:text-underline-style="none" fo:font-weight="normal" style:font-weight-asian="normal" style:font-weight-complex="normal"/>
    </style:style>
    <style:style style:name="P29" style:family="paragraph" style:parent-style-name="List_20_1"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style:use-window-font-color="true" style:font-name="Times New Roman" fo:letter-spacing="normal" fo:font-style="normal" fo:font-weight="normal"/>
    </style:style>
    <style:style style:name="T12" style:family="text">
      <style:text-properties fo:font-variant="normal" fo:text-transform="none" style:use-window-font-color="true" style:font-name="Times New Roman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style:use-window-font-color="true" style:font-name="Times New Roman" fo:font-size="12pt" fo:letter-spacing="normal" fo:font-style="normal" fo:font-weight="normal" fo:background-color="transparent" style:font-size-asian="12pt" style:font-size-complex="12pt"/>
    </style:style>
    <style:style style:name="T14" style:family="text">
      <style:text-properties fo:font-variant="normal" fo:text-transform="none" style:use-window-font-color="true" style:text-line-through-style="none" style:font-name="Times New Roman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000000" style:font-name="Times New Roman" fo:font-size="10pt" fo:letter-spacing="normal" fo:font-style="italic" fo:font-weight="normal" style:font-size-asian="10pt" style:font-style-asian="italic" style:font-size-complex="10pt" style:font-style-complex="italic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color="#000000" fo:letter-spacing="normal" fo:font-style="italic" fo:font-weight="normal"/>
    </style:style>
    <style:style style:name="T20" style:family="text">
      <style:text-properties style:use-window-font-color="true" style:font-name="Times New Roman"/>
    </style:style>
    <style:style style:name="T21" style:family="text">
      <style:text-properties style:use-window-font-color="true" style:font-name="Times New Roman" fo:font-weight="normal" style:font-weight-asian="normal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Times New Roman" fo:font-size="10pt" style:font-size-asian="10pt" style:font-size-complex="10pt"/>
    </style:style>
    <style:style style:name="T25" style:family="text">
      <style:text-properties style:font-name="Times New Roman" fo:font-size="12pt" style:text-underline-style="none" style:font-size-asian="12pt" style:font-size-complex="12pt"/>
    </style:style>
    <style:style style:name="T26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4.47mm" fo:text-indent="-6.35mm" fo:margin-left="24.4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0.82mm" fo:text-indent="-6.35mm" fo:margin-left="30.82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7.17mm" fo:text-indent="-6.35mm" fo:margin-left="37.17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3.52mm" fo:text-indent="-6.35mm" fo:margin-left="43.52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9.87mm" fo:text-indent="-6.35mm" fo:margin-left="49.87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6.22mm" fo:text-indent="-6.35mm" fo:margin-left="56.22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2.57mm" fo:text-indent="-6.35mm" fo:margin-left="62.57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8.92mm" fo:text-indent="-6.35mm" fo:margin-left="68.92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5.27mm" fo:text-indent="-6.35mm" fo:margin-left="75.27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1.62mm" fo:text-indent="-6.35mm" fo:margin-left="81.62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znam literatury</text:h>
      <text:p text:style-name="seznam_20_literatury">[1] Co je WebArchiv?. WEBARCHIV. <text:span text:style-name="T4">WebArchiv</text:span> [online]. 21.3.2012 [cit. 2012-03-21].Dostupné z: &lt;http://www.webarchiv.cz&gt;.</text:p>
      <text:p text:style-name="seznam_20_literatury">[2] Charakteristika Webarchivu. WEBARCHIV. <text:span text:style-name="T4">Webarchiv</text:span> [online]. 21.3.2012 [cit. 2012-03-21]. Dostupné z: &lt;http://www.webarchiv.cz/wainfo/&gt;.</text:p>
      <text:p text:style-name="seznam_20_literatury">[3]Dokumenty. WEBARCHIV. <text:span text:style-name="T4">Webarchiv</text:span> [online]. 21.3.2012 [cit. 2012-03-21]. Dostupné z: &lt;http://www.webarchiv.cz/dokumenty/&gt;.</text:p>
      <text:p text:style-name="seznam_20_literatury">[4] CELBOVÁ, Ludmila. <text:span text:style-name="T4">Registrace, ochrana a zpřístupnění domácích elektronických zdrojů v síti Internet</text:span>. 2000. Dostupné z: &lt;http://www.webarchiv.cz/files/dokumenty/zpravy/zprava2000.pdf&gt;.</text:p>
      <text:p text:style-name="seznam_20_literatury">[5] CELBOVÁ, Ludmila. <text:span text:style-name="T4">Registrace, ochrana a zpřístupnění domácích elektronických zdrojů v síti Internet</text:span>. 2002. Dostupné z: &lt;http://www.webarchiv.cz/files/dokumenty/zpravy/zprava2001/zprava2001.pdf&gt;.</text:p>
      <text:p text:style-name="seznam_20_literatury">[6] CELBOVÁ, Ludmila. <text:span text:style-name="T4">WebArchiv - vytvoření podmínek pro zpřístupnění českých webových zdrojů: knihovnické, legislativní a technické aspekty</text:span>. 2003. Dostupné z: &lt;http://www.webarchiv.cz/files/dokumenty/zpravy/zprava2002.pdf&gt;.</text:p>
      <text:p text:style-name="seznam_20_literatury">[7] STOKLASOVÁ, Bohdana. <text:span text:style-name="T4">Budování vzájemně kompatibilních informačních systémů pro přístup k heterogenním informačním zdrojům a jejich zastřešení prostřednictvím Jednotné informační brány</text:span><text:span text:style-name="T8">.</text:span><text:span text:style-name="T4"> </text:span>2004. Dostupné z: &lt;http://webarchiv.cz/files/dokumenty/zpravy/Zamer2004Zpravatextrev.doc&gt;.</text:p>
      <text:p text:style-name="seznam_20_literatury">[8] STOKLASOVÁ, Bohdana. <text:span text:style-name="T4">Budování vzájemně kompatibilních informačních systémů pro přístup k heterogenním informačním zdrojům a jejich zastřešení prostřednictvím Jednotné informační brány</text:span>. 2005. Dostupné z: &lt;http://webarchiv.cz/files/dokumenty/zpravy/Zamer2005Zpravatext.doc&gt;.</text:p>
      <text:p text:style-name="seznam_20_literatury">[9] CELBOVÁ, Ludmila. <text:span text:style-name="T4">Ochrana a trvalé zpřístupnění webových zdrojů jako součásti národního kulturního dědictví</text:span>. 2006. Dostupné z: &lt;http://webarchiv.cz/files/dokumenty/zpravy/zprava-VaV_2006-final.rtf&gt;.</text:p>
      <text:p text:style-name="seznam_20_literatury">[10] WEBARCHIV. <text:span text:style-name="T4">Zpráva WebArchiv - obnova dat - 2007</text:span>. Brno, 2007. Dostupné z: &lt;https://docs.google.com/Doc?docid=0AbRV47jJIQggZG5qOHJtZF8yNmRjanM1dg&amp;hl=cs&gt;.</text:p>
      <text:p text:style-name="seznam_20_literatury">[11] CELBOVÁ, Ludmila. <text:span text:style-name="T4">Ochrana a trvalé zpřístupnění webových zdrojů jako součásti národního <text:tab/>kulturního dědictví</text:span>. 2007. Dostupné z: &lt;http://webarchiv.cz/files/dokumenty/zpravy/zprava2007.pdf&gt;.</text:p>
      <text:p text:style-name="seznam_20_literatury">[12]COUFAL, Libor. <text:span text:style-name="T4">Ochrana a trvalé zpřístupnění webových zdrojů jako součásti národního kulturního dědictví</text:span>. 2008. Dostupné z: &lt;http://www.webarchiv.cz/files/dokumenty/zpravy/zprava2008.pdf&gt;.</text:p>
      <text:p text:style-name="seznam_20_literatury">[13] WEBARCHIV. <text:span text:style-name="T4">Zpráva WebArchiv - VISK - 2009. Brno, 2009</text:span>. Dostupné z: &lt;https://docs.google.com/Doc?docid=0AbRV47jJIQggZG5qOHJtZF80NngybjZ3aGY&amp;hl=cs&gt;.</text:p>
      <text:p text:style-name="seznam_20_literatury">[14] WEBARCHIV. <text:span text:style-name="T4">Zpráva WebArchiv - Věda a výzkum - 2010</text:span>. Brno, 2010. Dostupné z: &lt;https://docs.google.com/Doc?docid=0AbRV47jJIQggZG5qOHJtZF8xOGZ4YzNoamRy&amp;hl=cs&gt;.</text:p>
      <text:p text:style-name="seznam_20_literatury">[15] WEBARCHIV. <text:span text:style-name="T4">Zpráva WebArchiv - VISK - 2010</text:span>. Brno, 2010. Dostupné z: &lt;https://docs.google.com/Doc?docid=0AbRV47jJIQggZG5qOHJtZF8xN2Q2cnpxcmZm&amp;hl=cs&gt;.</text:p>
      <text:p text:style-name="seznam_20_literatury">[16] Celoplošné sklizně. WEBARCHIV. <text:span text:style-name="T4">Webarchiv</text:span> [online]. 21.3.2012 [cit. 2012-03-21]. Dostupné z: &lt;http://www.webarchiv.cz/celoplosne-sklizne/&gt;.</text:p>
      <text:p text:style-name="seznam_20_literatury">[17] CC info. WEBARCHIV. <text:span text:style-name="T4">Webarchiv</text:span> [online]. 21.3.2012 [cit. 2012-03-21]. Dostupné z: &lt;http://www.webarchiv.cz/ccinfo/&gt;.</text:p>
      <text:p text:style-name="seznam_20_literatury"><text:soft-page-break/>[18] Gruber, Lukáš. <text:span text:style-name="T4">Licence Creative Commons a perspektiva jejich zavedení do českého prostředí</text:span>. Ikaros [online]. 2008, roč. 12, č. 3 [cit. 21.03.2012]. Dostupný z: &lt;http://www.ikaros.cz/node/4612&gt;. URN-NBN:cz-ik4612. ISSN 1212-5075.</text:p>
      <text:p text:style-name="seznam_20_literatury">[19] JANSA, Petr. <text:span text:style-name="T4">Právní aspekty implementace projektu „Creative Commons“ v České republice</text:span>. Praha, 2008. Dostupné z: &lt;http://www.creativecommons.cz/wp-<text:tab/>content/uploads/dp_petr_jansa_komplet_xmp.pdf&gt;. Diplomová práce. Univerzita Karlova.</text:p>
      <text:p text:style-name="seznam_20_literatury">[20] Partneři projektu. WEBARCHIV. <text:span text:style-name="T4">Webarchiv</text:span> [online]. 21.3.2012 [cit. 2012-03-21]. Dostupné z: &lt;http://www.webarchiv.cz/partneri-projektu/&gt;.</text:p>
      <text:p text:style-name="seznam_20_literatury">[21] Pro vydavatele. WEBARCHIV. <text:span text:style-name="T4">Webarchiv</text:span> [online]. 21.3.2012 [cit. 2012-03-21]. Dostupné z: &lt;http://www.webarchiv.cz/vydavatele/&gt;.</text:p>
      <text:p text:style-name="seznam_20_literatury">[22] Partneři. WEBARCHIV. <text:span text:style-name="T4">Webarchiv</text:span> [online]. 21.3.2012 [cit. 2012-03-21]. Dostupné z: &lt;http://www.webarchiv.cz/partneri&gt;.</text:p>
      <text:p text:style-name="seznam_20_literatury">[23] Doporučit zdroj. WEBARCHIV. <text:span text:style-name="T4">Webarchiv</text:span> [online]. 21.3.2012 [cit. 2012-03-21]. Dostupné z: &lt;http://www.webarchiv.cz/formular-url/&gt;.</text:p>
      <text:p text:style-name="seznam_20_literatury">[24] Kritéria. WEBARCHIV. <text:span text:style-name="T4">Webarchiv</text:span> [online]. 21.3.2012 [cit. 2012-03-21]. Dostupné z: &lt;http://www.webarchiv.cz/kriteria/&gt;.</text:p>
      <text:p text:style-name="seznam_20_literatury">[25] BROKEŠ, Adam. <text:span text:style-name="T4">Systém pro správu procesu archivace webových informačních zdrojů.</text:span> Brno, 2009. Dostupné z: &lt;http://is.muni.cz/th/173018/fi_b/&gt;. Bakalářské práce. Masarykova univerzita.</text:p>
      <text:p text:style-name="seznam_20_literatury">[26] KUSALÍK, Filip. <text:span text:style-name="T4">Identifikace a omezení přístupu k „nevhodným“ stránkám ve webovém archivu</text:span>. Brno, 2009. Dostupné z: &lt;http://is.muni.cz/th/173018/fi_b/&gt;. Bakalářské práce. Masarykova univerzita.</text:p>
      <text:p text:style-name="seznam_20_literatury">[27] VLČEK, Ivan. <text:span text:style-name="T4">Rozpoznání a archivace českého webu mimo národní doménu</text:span><text:span text:style-name="T8">. Brno</text:span>, 2008. Dostupné z: &lt;http://is.muni.cz/th/172585/fi_b/&gt;. Bakalářské práce. Masarykova univerzita.</text:p>
      <text:p text:style-name="seznam_20_literatury">[28] BELLA, Martin. <text:span text:style-name="T4">Implementace OAI-PMH pro český WebArchiv</text:span>. Brno, 2008. Dostupné z: &lt;http://is.muni.cz/th/98989/fi_b&gt;. Bakalářské práce. Masarykova univerzita.</text:p>
      <text:p text:style-name="seznam_20_literatury">[29] JELÍNKOVÁ, Lenka. <text:span text:style-name="T4">Bibliografický popis elektronických online zdrojů v zahraniční a domácí katalogizační praxi</text:span>. Praha, 2006. Dostupné z: &lt;http://www.webarchiv.cz/files/dokumenty/ostatni/DPjelinkova2006.pdf&gt;. Diplomová práce. Univerzita Karlova.</text:p>
      <text:p text:style-name="seznam_20_literatury">[30] MATĚJKA, Lukáš. <text:span text:style-name="T4">Zpřístupnění archivu českého webu</text:span>. Brno, 2006. Dostupné z: &lt;http://is.muni.cz/th/49968/fi_m&gt;. Diplomová práce. Masarykova univerzita.</text:p>
      <text:p text:style-name="seznam_20_literatury">[31] ŠKODOVÁ, Markéta. <text:span text:style-name="T4">Strategie archivace elektronických online zdrojů a politika jejich výběru do digitálního archivu (se zaměřením na český systém WebArchiv)</text:span>. Praha, 2005. Dostupné z: &lt;http://www.webarchiv.cz/files/dokumenty/zpravy/skodova.doc&gt;. Diplomová práce. Univerzita Karlova.</text:p>
      <text:p text:style-name="seznam_20_literatury">[32] Arc File Format Reference. INTERNET ARCHIVE. <text:span text:style-name="T4">Internet Archive</text:span> [online]. [cit. 2012-03-21]. Dostupné z: &lt;http://www.archive.org/web/researcher/ArcFileFormat.php&gt;.</text:p>
      <text:p text:style-name="seznam_20_literatury">[33] ARC to WARC (to ARC). IA Webteam Confluence. <text:span text:style-name="T4">IA Webteam Confluence.</text:span><text:span text:style-name="T8"> [online]. [cit. 2012-03-21]. Dostupné z: &lt;</text:span>https://webarchive.jira.com/wiki/display/Heritrix/ARC+to+WARC+%28to+ARC%29&gt;.</text:p>
      <text:p text:style-name="P13">[34] ISO/DIS 28500. Information and documentation — The WARC File Format. <text:span text:style-name="T4">Information and documentation — The WARC File Format</text:span> [online]. <text:span text:style-name="T18">New Zealand: ISO, 2008. </text:span>[cit. 2012-04-14]. Dostupné <text:soft-page-break/>z: &lt;http://archive-access.sourceforge.net/warc/WARC_ISO_28500_final_draft%20v018%20Zentveld%20080618.doc&gt;.</text:p>
      <text:p text:style-name="P13">[35] <text:span text:style-name="T18">PROKOP, Martin. Mailová korespondence s pracovníky British Library. 2012.</text:span></text:p>
      <text:p text:style-name="P13"><text:span text:style-name="T18">[36] THE REGENTS OF THE UNIVERSITY OF CALIFORNIA, Ithaka Harbors, Inc., and The Board of Trustees of Leland Stanford Junior University. </text:span><text:span text:style-name="T19">Next-Generation Characterization</text:span><text:span text:style-name="T18">: </text:span><text:span text:style-name="T19">An Update on the JHOVE2 Project</text:span><text:span text:style-name="T18">. The Regents of the University of California, Ithaka Harbors, Inc., and The Board of Trustees of Leland Stanford Junior University., 2011. [cit. 2012-04-14] Dostupné z: &lt;http://bitbucket.org/jhove2/main/wiki/documents/JHOVE2-Users-Guide_20110222.pdf&gt;.</text:span></text:p>
      <text:p text:style-name="seznam_20_literatury"><text:span text:style-name="T16">[37] Hanzo / warc-tools / overview. BITBUCKET. </text:span><text:span text:style-name="T17">BitBucket</text:span><text:span text:style-name="T16"> [online]. 2012 [cit. 2012-04-14]. Dostupné z: &lt;http://code.hanzoarchives.com/warc-tools/overview&gt;.</text:span></text:p>
      <text:p text:style-name="seznam_20_literatury"><text:span text:style-name="T18">[38] Kpk09 </text:span><text:span text:style-name="T16">/ warc-tools / overview. BITBUCKET. </text:span><text:span text:style-name="T17">BitBucket</text:span><text:span text:style-name="T16"> [online]. 2012 [cit. 2012-04-14]. Dostupné z: &lt;https://bitbucket.org/kpk09/warc-tools/overview&gt;.</text:span></text:p>
      <text:p text:style-name="P14"/>
      <text:p text:style-name="P14"/>
      <text:p text:style-name="P14"/>
      <text:p text:style-name="P14"/>
      <text:p text:style-name="seznam_20_literatury">Masanès, Julien (Ed.): Web Archiving. Berlin, Heidelberg, Springer-Verlag, 200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1.99mm" fo:margin-bottom="1.99mm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1.99mm" fo:margin-bottom="1.99mm" fo:text-indent="0m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1.99mm" fo:margin-bottom="1.99mm" fo:text-indent="0m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1.99mm" fo:margin-bottom="1.99mm" fo:text-indent="0mm" style:auto-text-indent="false"/>
      <style:text-properties fo:font-size="75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margin-left="7mm" fo:margin-right="0mm" fo:line-height="150%" fo:text-align="start" style:justify-single-word="false" fo:text-indent="-7mm" style:auto-text-indent="false" style:page-number="auto">
        <style:tab-stops/>
      </style:paragraph-properties>
      <style:text-properties fo:font-size="10pt"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4.94mm" fo:margin-right="0mm" fo:text-indent="0mm" style:auto-text-indent="false">
        <style:tab-stops>
          <style:tab-stop style:position="115.08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3</text:page-number> –</text:p>
      </style:footer>
    </style:master-page>
    <style:master-page style:name="HTML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6T03:31:24</dc:date>
    <dc:creator>Martin Prokop</dc:creator>
    <meta:editing-duration>P5DT4H34M17S</meta:editing-duration>
    <meta:editing-cycles>2630</meta:editing-cycles>
    <meta:document-statistic meta:table-count="0" meta:image-count="0" meta:object-count="0" meta:page-count="3" meta:paragraph-count="42" meta:word-count="705" meta:character-count="7188" meta:non-whitespace-character-count="6523"/>
  </office:meta>
</office:document-meta>
</file>